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Normal" style:family="paragraph">
      <style:paragraph-properties fo:break-before="page"/>
    </style:style>
    <style:style style:name="P6" style:parent-style-name="Heading1" style:family="paragraph">
      <style:text-properties fo:color="#000000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Normal" style:family="paragraph">
      <style:text-properties fo:font-weight="bold" style:font-weight-asian="bold" fo:font-size="16pt" style:font-size-asian="16pt" style:font-size-complex="16pt"/>
    </style:style>
    <style:style style:name="P9" style:parent-style-name="Normal" style:family="paragraph">
      <style:paragraph-properties fo:text-align="end"/>
    </style:style>
    <style:style style:name="P10" style:parent-style-name="Normal" style:family="paragraph">
      <style:paragraph-properties fo:text-align="end"/>
    </style:style>
    <style:style style:name="P11" style:parent-style-name="Normal" style:family="paragraph">
      <style:paragraph-properties fo:text-align="end"/>
    </style:style>
    <style:style style:name="T12" style:parent-style-name="DefaultParagraphFont" style:family="text">
      <style:text-properties style:language-asian="en" style:country-asian="GB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end"/>
    </style:style>
    <style:style style:name="P15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T16" style:parent-style-name="DefaultParagraphFont" style:family="text">
      <style:text-properties style:language-asian="en" style:country-asian="GB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end"/>
    </style:style>
    <style:style style:name="P19" style:parent-style-name="Normal" style:family="paragraph">
      <style:paragraph-properties fo:break-before="page"/>
    </style:style>
    <style:style style:name="P20" style:parent-style-name="Heading1" style:family="paragraph">
      <style:text-properties fo:color="#000000"/>
    </style:style>
    <style:style style:name="T21" style:parent-style-name="DefaultParagraphFont" style:family="text">
      <style:text-properties style:font-name-complex="Calibri"/>
    </style:style>
    <style:style style:name="T22" style:parent-style-name="DefaultParagraphFont" style:family="text">
      <style:text-properties style:font-name-complex="Calibri"/>
    </style:style>
    <style:style style:name="T23" style:parent-style-name="DefaultParagraphFont" style:family="text">
      <style:text-properties style:font-name-complex="Calibri"/>
    </style:style>
    <style:style style:name="T24" style:parent-style-name="DefaultParagraphFont" style:family="text">
      <style:text-properties style:font-name-complex="Calibri"/>
    </style:style>
    <style:style style:name="T25" style:parent-style-name="DefaultParagraphFont" style:family="text">
      <style:text-properties fo:color="#000000"/>
    </style:style>
    <style:style style:name="TableColumn27" style:family="table-column">
      <style:table-column-properties style:column-width="1.2618in"/>
    </style:style>
    <style:style style:name="TableColumn28" style:family="table-column">
      <style:table-column-properties style:column-width="0.875in"/>
    </style:style>
    <style:style style:name="TableColumn29" style:family="table-column">
      <style:table-column-properties style:column-width="0.9965in"/>
    </style:style>
    <style:style style:name="TableColumn30" style:family="table-column">
      <style:table-column-properties style:column-width="2.1826in"/>
    </style:style>
    <style:style style:name="Table26" style:family="table">
      <style:table-properties style:width="5.3159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-top="0.0138in solid #4BACC6" fo:border-left="0.0138in solid #4BACC6" fo:border-bottom="none" fo:border-right="0.0138in solid #4BACC6" fo:background-color="#4BACC6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4" style:family="table-cell">
      <style:table-cell-properties fo:border-top="0.0138in solid #4BACC6" fo:border-left="none" fo:border-bottom="none" fo:border-right="none" fo:background-color="#4BACC6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6" style:family="table-cell">
      <style:table-cell-properties fo:border-top="0.0138in solid #4BACC6" fo:border-left="0.0138in solid #4BACC6" fo:border-bottom="none" fo:border-right="0.0138in solid #4BACC6" fo:background-color="#4BACC6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8" style:family="table-cell">
      <style:table-cell-properties fo:border-top="0.0138in solid #4BACC6" fo:border-left="none" fo:border-bottom="none" fo:border-right="0.0138in solid #4BACC6" fo:background-color="#4BACC6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0" style:family="table-row">
      <style:table-row-properties/>
    </style:style>
    <style:style style:name="TableCell41" style:family="table-cell">
      <style:table-cell-properties fo:border="0.0138in solid #4BACC6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138in solid #4BACC6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-top="0.0138in solid #4BACC6" fo:border-left="none" fo:border-bottom="0.0138in solid #4BACC6" fo:border-right="0.0138in solid #4BACC6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-top="none" fo:border-left="0.0138in solid #4BACC6" fo:border-bottom="none" fo:border-right="0.0138in solid #4BACC6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2" style:family="table-cell">
      <style:table-cell-properties fo:border="none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-top="none" fo:border-left="0.0138in solid #4BACC6" fo:border-bottom="none" fo:border-right="0.0138in solid #4BACC6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-top="none" fo:border-left="none" fo:border-bottom="none" fo:border-right="0.0138in solid #4BACC6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138in solid #4BACC6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138in solid #4BACC6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-top="0.0138in solid #4BACC6" fo:border-left="none" fo:border-bottom="0.0138in solid #4BACC6" fo:border-right="0.0138in solid #4BACC6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Row67" style:family="table-row">
      <style:table-row-properties/>
    </style:style>
    <style:style style:name="TableCell68" style:family="table-cell">
      <style:table-cell-properties fo:border="0.0138in solid #4BACC6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0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138in solid #4BACC6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-top="0.0138in solid #4BACC6" fo:border-left="none" fo:border-bottom="0.0138in solid #4BACC6" fo:border-right="0.0138in solid #4BACC6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138in solid #4BACC6" fo:border-bottom="none" fo:border-right="0.0138in solid #4BACC6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-top="none" fo:border-left="0.0138in solid #4BACC6" fo:border-bottom="none" fo:border-right="0.0138in solid #4BACC6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-top="none" fo:border-left="none" fo:border-bottom="none" fo:border-right="0.0138in solid #4BACC6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138in solid #4BACC6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8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138in solid #4BACC6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-top="0.0138in solid #4BACC6" fo:border-left="none" fo:border-bottom="0.0138in solid #4BACC6" fo:border-right="0.0138in solid #4BACC6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0.0138in solid #4BACC6" fo:border-bottom="none" fo:border-right="0.0138in solid #4BACC6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7" style:family="table-cell">
      <style:table-cell-properties fo:border="none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-top="none" fo:border-left="0.0138in solid #4BACC6" fo:border-bottom="none" fo:border-right="0.0138in solid #4BACC6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-top="none" fo:border-left="none" fo:border-bottom="none" fo:border-right="0.0138in solid #4BACC6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138in solid #4BACC6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6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138in solid #4BACC6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-top="0.0138in solid #4BACC6" fo:border-left="none" fo:border-bottom="0.0138in solid #4BACC6" fo:border-right="0.0138in solid #4BACC6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family="graphic" style:name="a3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draw:fill="none" draw:stroke="solid" svg:stroke-width="0.02778in" svg:stroke-color="#000000" draw:marker-end="a38" svg:stroke-opacity="100%" draw:shadow="visible" draw:shadow-offset-x="0in" draw:shadow-offset-y="0.02187in" draw:shadow-color="#000000" draw:shadow-opacity="38%"/>
    </style:style>
    <style:style style:family="graphic" style:name="a21">
      <style:graphic-properties draw:fill="none" draw:stroke="solid" svg:stroke-width="0.02778in" svg:stroke-color="#8064a2" draw:marker-end="a20" svg:stroke-opacity="100%" draw:shadow="visible" draw:shadow-offset-x="0in" draw:shadow-offset-y="0.02187in" draw:shadow-color="#000000" draw:shadow-opacity="38%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>
      <style:graphic-properties draw:fill="none" draw:stroke="solid" svg:stroke-width="0.02778in" svg:stroke-color="#f79646" draw:marker-end="a23" svg:stroke-opacity="100%" draw:shadow="visible" draw:shadow-offset-x="0in" draw:shadow-offset-y="0.02187in" draw:shadow-color="#000000" draw:shadow-opacity="38%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">
      <style:graphic-properties draw:fill="none" draw:stroke="solid" svg:stroke-width="0.02778in" svg:stroke-color="#4bacc6" draw:marker-end="a26" svg:stroke-opacity="100%" draw:shadow="visible" draw:shadow-offset-x="0in" draw:shadow-offset-y="0.02187in" draw:shadow-color="#000000" draw:shadow-opacity="38%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none" draw:stroke="solid" svg:stroke-width="0.02778in" svg:stroke-color="#000000" draw:marker-end="a9" svg:stroke-opacity="100%" draw:shadow="visible" draw:shadow-offset-x="0in" draw:shadow-offset-y="0.02187in" draw:shadow-color="#000000" draw:shadow-opacity="38%"/>
    </style:style>
    <style:style style:family="graphic" style:name="a12">
      <style:graphic-properties draw:fill="none" draw:stroke="solid" svg:stroke-width="0.02778in" svg:stroke-color="#9bbb59" draw:marker-end="a11" svg:stroke-opacity="100%" draw:shadow="visible" draw:shadow-offset-x="0in" draw:shadow-offset-y="0.02187in" draw:shadow-color="#000000" draw:shadow-opacity="38%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/>
    </style:style>
    <style:style style:family="graphic" style:name="a15">
      <style:graphic-properties draw:fill="none" draw:stroke="solid" svg:stroke-width="0.02778in" svg:stroke-color="#9bbb59" draw:marker-end="a14" svg:stroke-opacity="100%" draw:shadow="visible" draw:shadow-offset-x="0in" draw:shadow-offset-y="0.02187in" draw:shadow-color="#000000" draw:shadow-opacity="38%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draw:fill="none" draw:stroke="solid" svg:stroke-width="0.02778in" svg:stroke-color="#8064a2" draw:marker-end="a17" svg:stroke-opacity="100%" draw:shadow="visible" draw:shadow-offset-x="0in" draw:shadow-offset-y="0.02187in" draw:shadow-color="#000000" draw:shadow-opacity="38%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none" draw:stroke="solid" svg:stroke-width="0.02778in" svg:stroke-color="#385d8a" svg:stroke-opacity="100%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2778in" svg:stroke-color="#c0504d" draw:marker-end="a2" svg:stroke-opacity="100%" draw:shadow="visible" draw:shadow-offset-x="0in" draw:shadow-offset-y="0.02187in" draw:shadow-color="#000000" draw:shadow-opacity="38%"/>
    </style:style>
    <style:style style:family="graphic" style:name="a41">
      <style:graphic-properties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none" draw:stroke="solid" svg:stroke-width="0.02778in" svg:stroke-color="#4f81bd" draw:marker-end="a42" svg:stroke-opacity="100%" draw:shadow="visible" draw:shadow-offset-x="0in" draw:shadow-offset-y="0.02187in" draw:shadow-color="#000000" draw:shadow-opacity="38%"/>
    </style:style>
    <style:style style:family="graphic" style:name="a6">
      <style:graphic-properties draw:fill="none" draw:stroke="solid" svg:stroke-width="0.02778in" svg:stroke-color="#f79646" draw:marker-end="a5" svg:stroke-opacity="100%" draw:shadow="visible" draw:shadow-offset-x="0in" draw:shadow-offset-y="0.02187in" draw:shadow-color="#000000" draw:shadow-opacity="38%"/>
    </style:style>
    <style:style style:family="graphic" style:name="a44">
      <style:graphic-properties draw:fill="none" draw:stroke="solid" svg:stroke-width="0.02778in" svg:stroke-color="#385d8a" svg:stroke-opacity="100%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draw:fill="none" draw:stroke="solid" svg:stroke-width="0.02778in" svg:stroke-color="#4f81bd" draw:marker-end="a47" svg:stroke-opacity="100%" draw:shadow="visible" draw:shadow-offset-x="0in" draw:shadow-offset-y="0.02187in" draw:shadow-color="#000000" draw:shadow-opacity="38%"/>
    </style:style>
    <style:style style:family="graphic" style:name="a4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2778in" svg:stroke-color="#c0504d" draw:marker-end="a29" svg:stroke-opacity="100%" draw:shadow="visible" draw:shadow-offset-x="0in" draw:shadow-offset-y="0.02187in" draw:shadow-color="#000000" draw:shadow-opacity="38%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/>
    </style:style>
    <style:style style:family="graphic" style:name="a34">
      <style:graphic-properties draw:fill="none" draw:stroke="solid" svg:stroke-width="0.02778in" svg:stroke-color="#000000" draw:marker-end="a33" svg:stroke-opacity="100%" draw:shadow="visible" draw:shadow-offset-x="0in" draw:shadow-offset-y="0.02187in" draw:shadow-color="#000000" draw:shadow-opacity="38%"/>
    </style:style>
    <style:style style:family="graphic" style:name="a35">
      <style:graphic-properties draw:fill="none" draw:stroke="solid" svg:stroke-width="0.02778in" svg:stroke-color="#385d8a" svg:stroke-opacity="100%"/>
    </style:style>
    <style:style style:family="graphic" style:name="a3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Design outline for the Xmega-E5</text:p>
      <text:p text:style-name="Normal">The following lists the design requirements for the Xmega-E5 to be used as a variable frequency oscillator (VFO) for the synth. Output waveforms will be<text:s/>sine or triangle and square. The document consists of:</text:p>
      <text:list text:style-name="LFO1" text:continue-numbering="true">
        <text:list-item>
          <text:p text:style-name="P2"><text:a xlink:href="#_Xmega-E5_ADD" office:target-frame-name="_top" xlink:show="replace"><text:span text:style-name="Hyperlink">Xmega-E5 ADD</text:span></text:a></text:p>
        </text:list-item>
        <text:list-item>
          <text:p text:style-name="P3"><text:a xlink:href="#_System_requirements" office:target-frame-name="_top" xlink:show="replace"><text:span text:style-name="Hyperlink">System Requirements</text:span></text:a></text:p>
        </text:list-item>
        <text:list-item>
          <text:p text:style-name="P4"><text:a xlink:href="#_Xmega-E5_Pin_outs" office:target-frame-name="_top" xlink:show="replace"><text:span text:style-name="Hyperlink">Xmega-E5 Pinouts</text:span></text:a><text:s/></text:p>
        </text:list-item>
      </text:list>
      <text:p text:style-name="P5"/>
      <text:h text:style-name="P6" text:outline-level="1"><text:bookmark-start text:name="_Xmega-E5_ADD"/><text:bookmark-end text:name="_Xmega-E5_ADD"/>Xmega-E5 ADD</text:h>
      <text:p text:style-name="Normal"><text:span text:style-name="T7"><draw:g draw:name="Group 20" draw:id="id23" draw:style-name="a32" text:anchor-type="as-char"><svg:title/><svg:desc/><draw:g draw:name="Group 3" draw:id="id2"><svg:title/><svg:desc/><draw:custom-shape svg:x="1.66667in" svg:y="0.825in" svg:width="2.48333in" svg:height="1.64167in" draw:id="id0" draw:style-name="a0" draw:name="Rectangle 1"><svg:title/><svg:desc/><draw:enhanced-geometry draw:type="non-primitive" svg:viewBox="0 0 21600 21600" draw:enhanced-path="M 0 0 L 21600 0 21600 21600 0 21600 Z N"/></draw:custom-shape><draw:frame draw:id="id1" draw:style-name="a1" draw:name="Text Box 2" svg:x="2.26667in" svg:y="1.45in" svg:width="1.30833in" svg:height="0.425in" style:rel-width="scale" style:rel-height="scale"><draw:text-box><text:p text:style-name="P8">Xmega-E5</text:p></draw:text-box><svg:title/><svg:desc/></draw:frame></draw:g><draw:connector draw:type="line" svg:x1="0.14167in" svg:y1="1.4in" svg:x2="1.66667in" svg:y2="1.425in" draw:id="id3" draw:style-name="a3" draw:name="Straight Arrow Connector 4"><svg:title/><svg:desc/></draw:connector><draw:frame draw:id="id4" draw:style-name="a4" draw:name="Text Box 5" svg:x="0.075in" svg:y="1.15833in" svg:width="1.6in" svg:height="0.26667in" style:rel-width="scale" style:rel-height="scale"><draw:text-box><text:p text:style-name="P9">Potentiometer to ADC</text:p></draw:text-box><svg:title/><svg:desc/></draw:frame><draw:connector draw:type="line" svg:x1="2.875in" svg:y1="0.21667in" svg:x2="2.875in" svg:y2="0.84167in" draw:id="id5" draw:style-name="a6" draw:name="Straight Arrow Connector 6"><svg:title/><svg:desc/></draw:connector><draw:frame draw:id="id6" draw:style-name="a7" draw:name="Text Box 7" svg:x="2.63333in" svg:y="3.01667in" svg:width="0.54167in" svg:height="0.375in" style:rel-width="scale" style:rel-height="scale"><draw:text-box><text:p text:style-name="Normal">Gnd</text:p></draw:text-box><svg:title/><svg:desc/></draw:frame><draw:frame draw:id="id7" draw:style-name="a8" draw:name="Text Box 8" svg:x="4.16667in" svg:y="0.60833in" svg:width="1.375in" svg:height="0.3in" style:rel-width="scale" style:rel-height="scale"><draw:text-box><text:p text:style-name="Normal">DAC – Audio range</text:p></draw:text-box><svg:title/><svg:desc/></draw:frame><draw:connector draw:type="line" svg:x1="4.15in" svg:y1="1.20833in" svg:x2="5.64167in" svg:y2="1.2in" draw:id="id8" draw:style-name="a10" draw:name="Straight Arrow Connector 9"><svg:title/><svg:desc/></draw:connector><draw:connector draw:type="line" svg:x1="4.15in" svg:y1="1.59167in" svg:x2="5.64167in" svg:y2="1.58333in" draw:id="id9" draw:style-name="a12" draw:name="Straight Arrow Connector 10"><svg:title/><svg:desc/></draw:connector><draw:frame draw:id="id10" draw:style-name="a13" draw:name="Text Box 11" svg:x="4.15in" svg:y="1.35in" svg:width="0.9in" svg:height="0.25833in" style:rel-width="scale" style:rel-height="scale"><draw:text-box><text:p text:style-name="Normal">LED D100</text:p></draw:text-box><svg:title/><svg:desc/></draw:frame><draw:connector draw:type="line" svg:x1="4.15in" svg:y1="2.00833in" svg:x2="5.64167in" svg:y2="2in" draw:id="id11" draw:style-name="a15" draw:name="Straight Arrow Connector 12"><svg:title/><svg:desc/></draw:connector><draw:frame draw:id="id12" draw:style-name="a16" draw:name="Text Box 13" svg:x="4.16667in" svg:y="1.73333in" svg:width="0.83333in" svg:height="0.275in" style:rel-width="scale" style:rel-height="scale"><draw:text-box><text:p text:style-name="Normal">LED D101</text:p></draw:text-box><svg:title/><svg:desc/></draw:frame><draw:connector draw:type="line" svg:x1="4.15in" svg:y1="2.31667in" svg:x2="5.64167in" svg:y2="2.30833in" draw:id="id13" draw:style-name="a18" draw:name="Straight Arrow Connector 14"><svg:title/><svg:desc/></draw:connector><draw:frame draw:id="id14" draw:style-name="a19" draw:name="Text Box 15" svg:x="4.15in" svg:y="2.08333in" svg:width="1.16667in" svg:height="0.25833in" style:rel-width="scale" style:rel-height="scale"><draw:text-box><text:p text:style-name="Normal">RS232 uC2Host</text:p></draw:text-box><svg:title/><svg:desc/></draw:frame><draw:connector draw:type="line" svg:x1="0.175in" svg:y1="2.29167in" svg:x2="1.66667in" svg:y2="2.28333in" draw:id="id15" draw:style-name="a21" draw:name="Straight Arrow Connector 16"><svg:title/><svg:desc/></draw:connector><draw:frame draw:id="id16" draw:style-name="a22" draw:name="Text Box 17" svg:x="0.40833in" svg:y="2.03333in" svg:width="1.26667in" svg:height="0.28333in" style:rel-width="scale" style:rel-height="scale"><draw:text-box><text:p text:style-name="P10">RS232 Host2uC</text:p></draw:text-box><svg:title/><svg:desc/></draw:frame><draw:connector draw:type="line" svg:x1="2.875in" svg:y1="2.46667in" svg:x2="2.875in" svg:y2="3.09167in" draw:id="id17" draw:style-name="a24" draw:name="Straight Arrow Connector 18"><svg:title/><svg:desc/></draw:connector><draw:frame draw:id="id18" draw:style-name="a25" draw:name="Text Box 19" svg:x="2.64167in" svg:y="0in" svg:width="0.54167in" svg:height="0.25833in" style:rel-width="scale" style:rel-height="scale"><draw:text-box><text:p text:style-name="Normal">Vcc</text:p></draw:text-box><svg:title/><svg:desc/></draw:frame><draw:connector draw:type="line" svg:x1="4.16667in" svg:y1="0.90833in" svg:x2="5.65833in" svg:y2="0.9in" draw:id="id19" draw:style-name="a27" draw:name="Straight Arrow Connector 21"><svg:title/><svg:desc/></draw:connector><draw:frame draw:id="id20" draw:style-name="a28" draw:name="Text Box 22" svg:x="4.16667in" svg:y="0.90833in" svg:width="1.375in" svg:height="0.3in" style:rel-width="scale" style:rel-height="scale"><draw:text-box><text:p text:style-name="Normal">Square wave</text:p></draw:text-box><svg:title/><svg:desc/></draw:frame><draw:connector draw:type="line" svg:x1="0.15in" svg:y1="1.85in" svg:x2="1.675in" svg:y2="1.875in" draw:id="id21" draw:style-name="a30" draw:name="Straight Arrow Connector 23"><svg:title/><svg:desc/></draw:connector><draw:frame draw:id="id22" draw:style-name="a31" draw:name="Text Box 24" svg:x="0in" svg:y="1.60833in" svg:width="1.675in" svg:height="0.30833in" style:rel-width="scale" style:rel-height="scale"><draw:text-box><text:p text:style-name="P11">Button Sine or Triangle</text:p></draw:text-box><svg:title/><svg:desc/></draw:frame></draw:g></text:span></text:p>
      <text:p text:style-name="Normal"/>
      <text:p text:style-name="Normal"><text:span text:style-name="T12"><draw:g draw:name="Group 32" draw:id="id30" draw:style-name="a41" text:anchor-type="as-char"><svg:title/><svg:desc/><draw:connector draw:type="line" svg:x1="0in" svg:y1="0.36667in" svg:x2="1.25833in" svg:y2="0.36667in" draw:id="id24" draw:style-name="a34" draw:name="Straight Arrow Connector 25"><svg:title/><svg:desc/></draw:connector><draw:custom-shape svg:x="1.26667in" svg:y="0in" svg:width="2.325in" svg:height="0.79167in" draw:id="id25" draw:style-name="a35" draw:name="Rectangle 26"><svg:title/><svg:desc/><draw:enhanced-geometry draw:type="non-primitive" svg:viewBox="0 0 21600 21600" draw:enhanced-path="M 0 0 L 21600 0 21600 21600 0 21600 Z N"/></draw:custom-shape><draw:frame draw:id="id26" draw:style-name="a36" draw:name="Text Box 28" svg:x="1.675in" svg:y="0.23333in" svg:width="1.53333in" svg:height="0.31667in" style:rel-width="scale" style:rel-height="scale"><draw:text-box><text:p text:style-name="P13">Voltage translation</text:p></draw:text-box><svg:title/><svg:desc/></draw:frame><draw:frame draw:id="id27" draw:style-name="a37" draw:name="Text Box 29" svg:x="0.20833in" svg:y="0.08333in" svg:width="1.05in" svg:height="0.29167in" style:rel-width="scale" style:rel-height="scale"><draw:text-box><text:p text:style-name="P14">Square Wave</text:p></draw:text-box><svg:title/><svg:desc/></draw:frame><draw:connector draw:type="line" svg:x1="3.59167in" svg:y1="0.46667in" svg:x2="4.85in" svg:y2="0.46667in" draw:id="id28" draw:style-name="a39" draw:name="Straight Arrow Connector 30"><svg:title/><svg:desc/></draw:connector><draw:frame draw:id="id29" draw:style-name="a40" draw:name="Text Box 31" svg:x="3.58333in" svg:y="0.14167in" svg:width="1.05833in" svg:height="0.31667in" style:rel-width="scale" style:rel-height="scale"><draw:text-box><text:p text:style-name="Normal">Square Wave</text:p></draw:text-box><svg:title/><svg:desc/></draw:frame></draw:g></text:span></text:p>
      <text:p text:style-name="Normal"/>
      <text:p text:style-name="P15"><text:span text:style-name="T16"><draw:g draw:name="Group 33" draw:id="id37" draw:style-name="a50" text:anchor-type="as-char"><svg:title/><svg:desc/><draw:connector draw:type="line" svg:x1="0in" svg:y1="0.36667in" svg:x2="1.25833in" svg:y2="0.36667in" draw:id="id31" draw:style-name="a43" draw:name="Straight Arrow Connector 34"><svg:title/><svg:desc/></draw:connector><draw:custom-shape svg:x="1.26667in" svg:y="0in" svg:width="2.325in" svg:height="0.79167in" draw:id="id32" draw:style-name="a44" draw:name="Rectangle 35"><svg:title/><svg:desc/><draw:enhanced-geometry draw:type="non-primitive" svg:viewBox="0 0 21600 21600" draw:enhanced-path="M 0 0 L 21600 0 21600 21600 0 21600 Z N"/></draw:custom-shape><draw:frame draw:id="id33" draw:style-name="a45" draw:name="Text Box 36" svg:x="1.675in" svg:y="0.23333in" svg:width="1.53333in" svg:height="0.31667in" style:rel-width="scale" style:rel-height="scale"><draw:text-box><text:p text:style-name="P17">Filter</text:p></draw:text-box><svg:title/><svg:desc/></draw:frame><draw:frame draw:id="id34" draw:style-name="a46" draw:name="Text Box 37" svg:x="0.20833in" svg:y="0.08333in" svg:width="1.05in" svg:height="0.29167in" style:rel-width="scale" style:rel-height="scale"><draw:text-box><text:p text:style-name="P18">DAC <text:s/>output</text:p></draw:text-box><svg:title/><svg:desc/></draw:frame><draw:connector draw:type="line" svg:x1="3.59167in" svg:y1="0.46667in" svg:x2="4.85in" svg:y2="0.46667in" draw:id="id35" draw:style-name="a48" draw:name="Straight Arrow Connector 38"><svg:title/><svg:desc/></draw:connector><draw:frame draw:id="id36" draw:style-name="a49" draw:name="Text Box 39" svg:x="3.58333in" svg:y="0.14167in" svg:width="1.05833in" svg:height="0.31667in" style:rel-width="scale" style:rel-height="scale"><draw:text-box><text:p text:style-name="Normal">Filtered DAC</text:p></draw:text-box><svg:title/><svg:desc/></draw:frame></draw:g></text:span></text:p>
      <text:p text:style-name="P19"/>
      <text:h text:style-name="P20" text:outline-level="1"><text:bookmark-start text:name="_System_requirements"/><text:bookmark-end text:name="_System_requirements"/>System requirements</text:h>
      <text:p text:style-name="Normal">UART<text:s/>speed: 57600 1 start, 1 stop, 8 data, no parity</text:p>
      <text:p text:style-name="Normal">UART protocol: RS232</text:p>
      <text:p text:style-name="Normal">UART Host2uC: Not currently implemented</text:p>
      <text:p text:style-name="Normal">UART uC2Host output:</text:p>
      <text:p text:style-name="Normal"><text:tab/>Code debug information as necessary</text:p>
      <text:p text:style-name="Normal"><text:tab/>ADC input read value</text:p>
      <text:p text:style-name="Normal"><text:tab/>DAC output value</text:p>
      <text:p text:style-name="Normal">Vcc: 3v3<text:s/></text:p>
      <text:p text:style-name="Normal">DAC output voltage: 1V pk-pk</text:p>
      <text:p text:style-name="Normal">DAC<text:s/>frequency range: 10Hz to 20kHz</text:p>
      <text:p text:style-name="Normal">DAC waveform: Sine or triangle wave</text:p>
      <text:p text:style-name="Normal">DAC filtering -6dB @ 30kHz??</text:p>
      <text:p text:style-name="Normal">DAC filter type: Sallen and Key</text:p>
      <text:p text:style-name="Normal">Button switch type: Toggle</text:p>
      <text:p text:style-name="Normal">Button function: Switch DAC between triangle and sine wave output</text:p>
      <text:p text:style-name="Normal">Square wave output duty cycle: Fixed 50/50</text:p>
      <text:p text:style-name="Normal">Square wave frequency range: same as DAC</text:p>
      <text:p text:style-name="Normal">Square wave output voltage: 0V or 3V3</text:p>
      <text:p text:style-name="Normal">Square wave peak voltage translation: 3V3 to 1V</text:p>
      <text:p text:style-name="Normal">Square wave voltage translation: resistor divider plus unity gain buffer</text:p>
      <text:p text:style-name="Normal">ADC input voltage range: 0 to<text:s/>AVcc/2</text:p>
      <text:p text:style-name="Normal">ADC potentiometer range: 0<text:span text:style-name="T21">Ω</text:span><text:s/>to 10k<text:span text:style-name="T22">Ω</text:span></text:p>
      <text:p text:style-name="Normal"><text:tab/>0<text:span text:style-name="T23">Ω</text:span><text:s/>-&gt; 10Hz</text:p>
      <text:p text:style-name="Normal"><text:tab/>10k<text:span text:style-name="T24">Ω</text:span><text:s/>-&gt; 20kHz</text:p>
      <text:h text:style-name="Heading1" text:outline-level="1"><text:bookmark-start text:name="_Xmega-E5_Pin_outs"/><text:bookmark-end text:name="_Xmega-E5_Pin_outs"/><text:soft-page-break/><text:span text:style-name="T25">Xmega-E5 Pin outs</text:span><text:s/></text:h>
      <text:p text:style-name="Normal">Xmega-E5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Connector &amp; pin</text:p>
          </table:table-cell>
          <table:table-cell table:style-name="TableCell34">
            <text:p text:style-name="P35">Port &amp; Pin</text:p>
          </table:table-cell>
          <table:table-cell table:style-name="TableCell36">
            <text:p text:style-name="P37">Signal name</text:p>
          </table:table-cell>
          <table:table-cell table:style-name="TableCell38">
            <text:p text:style-name="P39">Comment</text:p>
          </table:table-cell>
        </table:table-row>
        <table:table-row table:style-name="TableRow40">
          <table:table-cell table:style-name="TableCell41">
            <text:p text:style-name="P42">J2 - 1</text:p>
          </table:table-cell>
          <table:table-cell table:style-name="TableCell43">
            <text:p text:style-name="P44">PA0</text:p>
          </table:table-cell>
          <table:table-cell table:style-name="TableCell45">
            <text:p text:style-name="P46">ADC0</text:p>
          </table:table-cell>
          <table:table-cell table:style-name="TableCell47">
            <text:p text:style-name="P48">Input</text:p>
          </table:table-cell>
        </table:table-row>
        <table:table-row table:style-name="TableRow49">
          <table:table-cell table:style-name="TableCell50">
            <text:p text:style-name="P51">J2-2</text:p>
          </table:table-cell>
          <table:table-cell table:style-name="TableCell52">
            <text:p text:style-name="P53">PA1</text:p>
          </table:table-cell>
          <table:table-cell table:style-name="TableCell54">
            <text:p text:style-name="P55">GPIO</text:p>
          </table:table-cell>
          <table:table-cell table:style-name="TableCell56">
            <text:p text:style-name="P57">PWM for square wave generation</text:p>
          </table:table-cell>
        </table:table-row>
        <table:table-row table:style-name="TableRow58">
          <table:table-cell table:style-name="TableCell59">
            <text:p text:style-name="P60">J2 - 3</text:p>
          </table:table-cell>
          <table:table-cell table:style-name="TableCell61">
            <text:p text:style-name="P62">PA2</text:p>
          </table:table-cell>
          <table:table-cell table:style-name="TableCell63">
            <text:p text:style-name="P64">DAC0</text:p>
          </table:table-cell>
          <table:table-cell table:style-name="TableCell65">
            <text:p text:style-name="P66">Output</text:p>
          </table:table-cell>
        </table:table-row>
        <table:table-row table:style-name="TableRow67">
          <table:table-cell table:style-name="TableCell68">
            <text:p text:style-name="P69">J2 - 5</text:p>
          </table:table-cell>
          <table:table-cell table:style-name="TableCell70">
            <text:p text:style-name="P71">PD4</text:p>
          </table:table-cell>
          <table:table-cell table:style-name="TableCell72">
            <text:p text:style-name="P73">LED D100</text:p>
          </table:table-cell>
          <table:table-cell table:style-name="TableCell74">
            <text:p text:style-name="P75">Active Low</text:p>
          </table:table-cell>
        </table:table-row>
        <table:table-row table:style-name="TableRow76">
          <table:table-cell table:style-name="TableCell77">
            <text:p text:style-name="P78">J2 - 8</text:p>
          </table:table-cell>
          <table:table-cell table:style-name="TableCell79">
            <text:p text:style-name="P80">PD5</text:p>
          </table:table-cell>
          <table:table-cell table:style-name="TableCell81">
            <text:p text:style-name="P82">LED D101</text:p>
          </table:table-cell>
          <table:table-cell table:style-name="TableCell83">
            <text:p text:style-name="P84">Active Low</text:p>
          </table:table-cell>
        </table:table-row>
        <table:table-row table:style-name="TableRow85">
          <table:table-cell table:style-name="TableCell86">
            <text:p text:style-name="P87">J2 - 9</text:p>
          </table:table-cell>
          <table:table-cell table:style-name="TableCell88">
            <text:p text:style-name="P89">-</text:p>
          </table:table-cell>
          <table:table-cell table:style-name="TableCell90">
            <text:p text:style-name="P91">Gnd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J2 - 10</text:p>
          </table:table-cell>
          <table:table-cell table:style-name="TableCell97">
            <text:p text:style-name="P98">-</text:p>
          </table:table-cell>
          <table:table-cell table:style-name="TableCell99">
            <text:p text:style-name="P100">3V3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SW0</text:p>
          </table:table-cell>
          <table:table-cell table:style-name="TableCell106">
            <text:p text:style-name="P107">PD0</text:p>
          </table:table-cell>
          <table:table-cell table:style-name="TableCell108">
            <text:p text:style-name="P109">Switch 0</text:p>
          </table:table-cell>
          <table:table-cell table:style-name="TableCell110">
            <text:p text:style-name="P111">Needs internal pullup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14" svg:viewBox="0 0 20 30" svg:d="m10 0-10 30h20z"/>
    <draw:marker draw:name="a2" svg:viewBox="0 0 20 30" svg:d="m10 0-10 30h20z"/>
    <draw:marker draw:name="a17" svg:viewBox="0 0 20 30" svg:d="m10 0-10 30h20z"/>
    <draw:marker draw:name="a23" svg:viewBox="0 0 20 30" svg:d="m10 0-10 30h20z"/>
    <draw:marker draw:name="a5" svg:viewBox="0 0 20 30" svg:d="m10 0-10 30h20z"/>
    <draw:marker draw:name="a26" svg:viewBox="0 0 20 30" svg:d="m10 0-10 30h20z"/>
    <draw:marker draw:name="a33" svg:viewBox="0 0 20 30" svg:d="m10 0-10 30h20z"/>
    <draw:marker draw:name="a9" svg:viewBox="0 0 20 30" svg:d="m10 0-10 30h20z"/>
    <draw:marker draw:name="a29" svg:viewBox="0 0 20 30" svg:d="m10 0-10 30h20z"/>
    <draw:marker draw:name="a42" svg:viewBox="0 0 20 30" svg:d="m10 0-10 30h20z"/>
    <draw:marker draw:name="a38" svg:viewBox="0 0 20 30" svg:d="m10 0-10 30h20z"/>
    <draw:marker draw:name="a47" svg:viewBox="0 0 20 30" svg:d="m10 0-10 30h20z"/>
    <draw:marker draw:name="a11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/>
    <dc:creator>Ryan A</dc:creator>
    <meta:creation-date>2017-07-16T17:03:00Z</meta:creation-date>
    <dc:date>2017-07-23T16:32:00Z</dc:date>
    <meta:template xlink:href="Normal.dotm" xlink:type="simple"/>
    <meta:editing-cycles>4</meta:editing-cycles>
    <meta:editing-duration>PT1740S</meta:editing-duration>
    <meta:document-statistic meta:page-count="4" meta:paragraph-count="3" meta:word-count="233" meta:character-count="1563" meta:row-count="11" meta:non-whitespace-character-count="1333"/>
  </office:meta>
</office:document-meta>
</file>